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76CA70A4BFE2196B.png" manifest:media-type="image/png"/>
  <manifest:file-entry manifest:full-path="Pictures/10000201000004B000000337490AE22881331C9B.png" manifest:media-type="image/png"/>
  <manifest:file-entry manifest:full-path="Pictures/10000000000000580000001F99D2A38C014B254B.png" manifest:media-type="image/png"/>
  <manifest:file-entry manifest:full-path="Pictures/10000201000004B000000337ED9F75999DD1FF8A.png" manifest:media-type="image/png"/>
  <manifest:file-entry manifest:full-path="Pictures/10000201000004B000000337D99A2303560BD5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6pt"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015-Imagenes-HTML</text:p>
          </draw:text-box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2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2" draw:text-style-name="P3" draw:layer="layout" svg:width="2.327cm" svg:height="0.819cm" svg:x="3.473cm" svg:y="10.2cm">
          <draw:image xlink:href="Pictures/10000000000000580000001F99D2A38C014B2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D99A2303560BD59C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90AE22881331C9B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76CA70A4BFE2196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8:29:05.884708089</meta:creation-date>
    <meta:editing-duration>PT1M28S</meta:editing-duration>
    <meta:editing-cycles>2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22T18:30:30.845108012</dc:date>
    <meta:document-statistic meta:object-count="79"/>
  </office:meta>
</office:document-meta>
</file>